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style:font-weight-complex="bold" fo:text-shadow="0.0145in 0.0145in 0.0416in #000000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>
        <style:tab-stops>
          <style:tab-stop style:type="left" style:position="4.2416in"/>
        </style:tab-stops>
      </style:paragraph-properties>
    </style:style>
    <style:style style:name="P6" style:parent-style-name="Normal" style:family="paragraph">
      <style:paragraph-properties fo:text-align="center"/>
      <style:text-properties fo:text-shadow="0.0145in 0.0145in 0.0416in #000000" fo:color="#000000"/>
    </style:style>
    <style:style style:name="P7" style:parent-style-name="Normal" style:family="paragraph">
      <style:paragraph-properties>
        <style:tab-stops>
          <style:tab-stop style:type="left" style:position="0.8in"/>
        </style:tab-stops>
      </style:paragraph-properties>
    </style:style>
    <style:style style:family="graphic" style:name="a27">
      <style:graphic-properties style:wrap="run-through" style:run-through="foreground" draw:fill="none" draw:stroke="solid" svg:stroke-width="0.00694in" svg:stroke-color="#4472c4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4472c4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onnector draw:type="line" svg:x1="3.62847in" svg:y1="1.175in" svg:x2="4.07847in" svg:y2="1.56667in" draw:z-index="251669504" draw:id="id16" draw:style-name="a24" draw:name="Connecteur droit avec flèche 10" text:anchor-type="paragraph"><svg:title/><svg:desc/></draw:connector><draw:frame draw:z-index="251667456" draw:id="id17" draw:style-name="a25" draw:name="Zone de texte 9" text:anchor-type="paragraph" svg:x="0in" svg:y="0.66597in" svg:width="1.85in" svg:height="0.50833in" style:rel-width="scale" style:rel-height="scale"><draw:text-box><text:p text:style-name="Normal">Poster un message</text:p></draw:text-box><svg:title/><svg:desc/></draw:frame><draw:connector draw:type="line" svg:x1="1.92431in" svg:y1="0.29097in" svg:x2="2.37431in" svg:y2="0.68264in" draw:z-index="251666432" draw:id="id18" draw:style-name="a27" draw:name="Connecteur droit avec flèche 8" text:anchor-type="paragraph"><svg:title/><svg:desc/></draw:connector><draw:connector draw:type="line" svg:x1="1.75764in" svg:y1="0.55764in" svg:x2="1.81597in" svg:y2="2.59931in" draw:z-index="251661312" draw:id="id19" draw:style-name="a29" draw:name="Connecteur droit avec flèche 4" text:anchor-type="paragraph"><svg:title/><svg:desc/></draw:connector><draw:connector draw:type="line" svg:x1="0.79097in" svg:y1="0.57431in" svg:x2="0.05764in" svg:y2="1.48264in" draw:z-index="251659264" draw:id="id20" draw:style-name="a31" draw:name="Connecteur droit avec flèche 2" text:anchor-type="paragraph"><svg:title/><svg:desc/></draw:connector><draw:custom-shape svg:x="-0.00069in" svg:y="0in" svg:width="1.925in" svg:height="0.575in" draw:z-index="251658240" draw:id="id21" draw:style-name="a32" draw:name="Rectangle 1" text:anchor-type="paragraph"><svg:title/><svg:desc/><text:p text:style-name="P4">USER CONNECT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P5"><draw:connector draw:type="line" svg:x1="1.89097in" svg:y1="1.72639in" svg:x2="2.04931in" svg:y2="2.57639in" draw:z-index="251663360" draw:id="id22" draw:style-name="a34" draw:name="Connecteur droit avec flèche 6" text:anchor-type="paragraph"><svg:title/><svg:desc/></draw:connector><draw:frame draw:z-index="251662336" draw:id="id23" draw:style-name="a35" draw:name="Zone de texte 5" text:anchor-type="paragraph" svg:x="0.69097in" svg:y="1.37639in" svg:width="2.53333in" svg:height="0.35in" style:rel-width="scale" style:rel-height="scale"><draw:text-box><text:p text:style-name="Normal">Créer un fil de discussion</text:p></draw:text-box><svg:title/><svg:desc/></draw:frame><draw:custom-shape svg:x="-0.45069in" svg:y="0.20139in" svg:width="1.99167in" svg:height="0.36667in" draw:z-index="251660288" draw:id="id24" draw:style-name="a36" draw:name="Rectangle 3" text:anchor-type="paragraph"><svg:title/><svg:desc/><text:p text:style-name="Normal">Modifier les infos de son profil</text:p><text:p text:style-name="P6"/><draw:enhanced-geometry draw:type="non-primitive" svg:viewBox="0 0 21600 21600" draw:enhanced-path="M 0 0 L 21600 0 21600 21600 0 21600 Z N"/></draw:custom-shape><draw:frame draw:z-index="251671552" draw:id="id25" draw:style-name="a37" draw:name="Zone de texte 11" text:anchor-type="paragraph" svg:x="0in" svg:y="0.31667in" svg:width="2.30833in" svg:height="0.29167in" style:rel-width="scale" style:rel-height="scale"><draw:text-box><text:p text:style-name="Normal">Supprimer/modifier (non bloqué)</text:p></draw:text-box><svg:title/><svg:desc/></draw:frame><text:tab/></text:p>
      <text:p text:style-name="Normal"/>
      <text:p text:style-name="Normal"/>
      <text:p text:style-name="P7"><draw:frame draw:z-index="251664384" draw:id="id26" draw:style-name="a38" draw:name="Zone de texte 7" text:anchor-type="paragraph" svg:x="2.05764in" svg:y="1.43264in" svg:width="2.43333in" svg:height="0.3in" style:rel-width="scale" style:rel-height="scale"><draw:text-box><text:p text:style-name="Normal">Supprimer/modifier<text:s text:c="2"/>(non bloqué)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7" svg:viewBox="0 0 20 30" svg:d="m10 0-10 30h20z"/>
    <draw:marker draw:name="a33" svg:viewBox="0 0 20 30" svg:d="m10 0-10 30h20z"/>
    <draw:marker draw:name="a28" svg:viewBox="0 0 20 30" svg:d="m10 0-10 30h20z"/>
    <draw:marker draw:name="a16" svg:viewBox="0 0 20 30" svg:d="m10 0-10 30h20z"/>
    <draw:marker draw:name="a1" svg:viewBox="0 0 20 30" svg:d="m10 0-10 30h20z"/>
    <draw:marker draw:name="a23" svg:viewBox="0 0 20 30" svg:d="m10 0-10 30h20z"/>
    <draw:marker draw:name="a3" svg:viewBox="0 0 20 30" svg:d="m10 0-10 30h20z"/>
    <draw:marker draw:name="a12" svg:viewBox="0 0 20 30" svg:d="m10 0-10 30h20z"/>
    <draw:marker draw:name="a30" svg:viewBox="0 0 20 30" svg:d="m10 0-10 30h20z"/>
    <draw:marker draw:name="a14" svg:viewBox="0 0 20 30" svg:d="m10 0-10 30h20z"/>
    <draw:marker draw:name="a26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  <text:p text:style-name="En-tête"><draw:frame draw:z-index="251659264" draw:id="id0" draw:style-name="a0" draw:name="Zone de texte 12" text:anchor-type="paragraph" svg:x="0.73264in" svg:y="0.11319in" svg:width="2.325in" svg:height="0.48333in" style:rel-width="scale" style:rel-height="scale"><draw:text-box><text:p text:style-name="P2">USER NO CONNECT</text:p></draw:text-box><svg:title/><svg:desc/></draw:frame></text:p>
        <text:p text:style-name="En-tête"/>
        <text:p text:style-name="En-tête"/>
        <text:p text:style-name="En-tête"><draw:connector draw:type="line" svg:x1="2.32431in" svg:y1="0.05417in" svg:x2="2.54097in" svg:y2="0.57917in" draw:z-index="251667456" draw:id="id1" draw:style-name="a2" draw:name="Connecteur droit avec flèche 17" text:anchor-type="paragraph"><svg:title/><svg:desc/></draw:connector><draw:connector draw:type="line" svg:x1="0.91597in" svg:y1="0.05417in" svg:x2="0.75764in" svg:y2="0.5875in" draw:z-index="251660288" draw:id="id2" draw:style-name="a4" draw:name="Connecteur droit avec flèche 13" text:anchor-type="paragraph"><svg:title/><svg:desc/></draw:connector></text:p>
        <text:p text:style-name="En-tête"/>
        <text:p text:style-name="En-tête"><draw:frame draw:z-index="251661312" draw:id="id3" draw:style-name="a5" draw:name="Zone de texte 14" text:anchor-type="paragraph" svg:x="0.04931in" svg:y="0.16458in" svg:width="1.03333in" svg:height="0.3in" style:rel-width="scale" style:rel-height="scale"><draw:text-box><text:p text:style-name="Normal">S’identifier</text:p></draw:text-box><svg:title/><svg:desc/></draw:frame></text:p>
        <text:p text:style-name="En-tête"><draw:frame draw:z-index="251669504" draw:id="id4" draw:style-name="a6" draw:name="Zone de texte 18" text:anchor-type="paragraph" svg:x="2.17431in" svg:y="0.01111in" svg:width="2.2in" svg:height="0.3in" style:rel-width="scale" style:rel-height="scale"><draw:text-box><text:p text:style-name="Normal">Lire les<text:s/>message est discussion</text:p></draw:text-box><svg:title/><svg:desc/></draw:frame></text:p>
        <text:p text:style-name="En-tête"><draw:connector draw:type="line" svg:x1="0.60347in" svg:y1="0.09167in" svg:x2="0.43264in" svg:y2="0.49167in" draw:z-index="251663360" draw:id="id5" draw:style-name="a8" draw:name="Connecteur droit avec flèche 15" text:anchor-type="paragraph"><svg:title/><svg:desc/></draw:connector></text:p>
        <text:p text:style-name="En-tête"/>
        <text:p text:style-name="En-tête"><draw:frame draw:z-index="251665408" draw:id="id6" draw:style-name="a9" draw:name="Zone de texte 16" text:anchor-type="paragraph" svg:x="-0.15903in" svg:y="0.09306in" svg:width="0.85in" svg:height="0.35833in" style:rel-width="scale" style:rel-height="scale"><draw:text-box><text:p text:style-name="Normal">S’inscrire</text:p></draw:text-box><svg:title/><svg:desc/></draw:frame></text:p>
        <text:p text:style-name="En-tête"/>
        <text:p text:style-name="En-tête"/>
        <text:p text:style-name="En-tête"/>
        <text:p text:style-name="En-tête"/>
      </style:header>
      <style:footer>
        <text:p text:style-name="Pieddepage"><draw:frame draw:z-index="251680768" draw:id="id7" draw:style-name="a10" draw:name="Zone de texte 25" text:anchor-type="paragraph" svg:x="2.53264in" svg:y="0.09861in" svg:width="2.075in" svg:height="0.55833in" style:rel-width="scale" style:rel-height="scale"><draw:text-box><text:p text:style-name="Normal">Bannir un utilisateur temporaire/définitif<text:s/></text:p></draw:text-box><svg:title/><svg:desc/></draw:frame><draw:frame draw:z-index="251670528" draw:id="id8" draw:style-name="a11" draw:name="Zone de texte 19" text:anchor-type="paragraph" svg:x="0.01597in" svg:y="0.04861in" svg:width="1.08333in" svg:height="0.51667in" style:rel-width="scale" style:rel-height="scale"><draw:text-box><text:p text:style-name="P3">ADMIN</text:p></draw:text-box><svg:title/><svg:desc/></draw:frame></text:p>
        <text:p text:style-name="Pieddepage"><draw:connector draw:type="line" svg:x1="1.09097in" svg:y1="0.19445in" svg:x2="2.50764in" svg:y2="0.14514in" draw:z-index="251679744" draw:id="id9" draw:style-name="a13" draw:name="Connecteur droit avec flèche 24" text:anchor-type="paragraph"><svg:title/><svg:desc/></draw:connector></text:p>
        <text:p text:style-name="Pieddepage"/>
        <text:p text:style-name="Pieddepage"><draw:connector draw:type="line" svg:x1="3.99931in" svg:y1="0.10556in" svg:x2="4.13264in" svg:y2="0.61389in" draw:z-index="251682816" draw:id="id10" draw:style-name="a15" draw:name="Connecteur droit avec flèche 26" text:anchor-type="paragraph"><svg:title/><svg:desc/></draw:connector><draw:connector draw:type="line" svg:x1="0.21597in" svg:y1="0.00556in" svg:x2="0.34097in" svg:y2="0.42222in" draw:z-index="251672576" draw:id="id11" draw:style-name="a17" draw:name="Connecteur droit avec flèche 20" text:anchor-type="paragraph"><svg:title/><svg:desc/></draw:connector></text:p>
        <text:p text:style-name="Pieddepage"/>
        <text:p text:style-name="Pieddepage"><draw:frame draw:z-index="251673600" draw:id="id12" draw:style-name="a18" draw:name="Zone de texte 21" text:anchor-type="paragraph" svg:x="0.08264in" svg:y="0.01597in" svg:width="2.99167in" svg:height="0.7in" style:rel-width="scale" style:rel-height="scale"><draw:text-box><text:p text:style-name="Normal">Supprimer fil de discussion</text:p><text:p text:style-name="Normal">Supprimer n’importe quel message</text:p></draw:text-box><svg:title/><svg:desc/></draw:frame></text:p>
        <text:p text:style-name="Pieddepage"><draw:frame draw:z-index="251683840" draw:id="id13" draw:style-name="a19" draw:name="Zone de texte 27" text:anchor-type="paragraph" svg:x="3.58264in" svg:y="0.04583in" svg:width="1.94167in" svg:height="0.31667in" style:rel-width="scale" style:rel-height="scale"><draw:text-box><text:p text:style-name="Normal">Débannir un utilisateur <text:s/></text:p></draw:text-box><svg:title/><svg:desc/></draw:frame></text:p>
        <text:p text:style-name="Pieddepage"/>
        <text:p text:style-name="Pieddepage"><draw:connector draw:type="line" svg:x1="0.41597in" svg:y1="0.17292in" svg:x2="0.52431in" svg:y2="0.52292in" draw:z-index="251675648" draw:id="id14" draw:style-name="a21" draw:name="Connecteur droit avec flèche 22" text:anchor-type="paragraph"><svg:title/><svg:desc/></draw:connector></text:p>
        <text:p text:style-name="Pieddepage"/>
        <text:p text:style-name="Pieddepage"><draw:frame draw:z-index="251677696" draw:id="id15" draw:style-name="a22" draw:name="Zone de texte 23" text:anchor-type="paragraph" svg:x="0.05833in" svg:y="0.16111in" svg:width="2.2in" svg:height="0.325in" style:rel-width="scale" style:rel-height="scale"><draw:text-box><text:p text:style-name="Normal">Clore<text:s/>/ rouvrir fil de discussion</text:p></draw:text-box><svg:title/><svg:desc/></draw:frame></text:p>
        <text:p text:style-name="Pieddepage"/>
        <text:p text:style-name="Pieddepage"/>
        <text:p text:style-name="Pieddepage"/>
        <text:p text:style-name="Pieddepage"/>
        <text:p text:style-name="Pieddepage"/>
        <text:p text:style-name="Pieddepage"/>
        <text:p text:style-name="Pieddepage"/>
        <text:p text:style-name="Pieddepage"/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llou tyuuuu</meta:initial-creator>
    <dc:creator>gallou tyuuuu</dc:creator>
    <meta:creation-date>2021-01-12T12:05:00Z</meta:creation-date>
    <dc:date>2021-01-12T16:25:00Z</dc:date>
    <meta:template xlink:href="Normal.dotm" xlink:type="simple"/>
    <meta:editing-cycles>1</meta:editing-cycles>
    <meta:editing-duration>PT7080S</meta:editing-duration>
    <meta:document-statistic meta:page-count="1" meta:paragraph-count="1" meta:word-count="3" meta:character-count="19" meta:row-count="1" meta:non-whitespace-character-count="17"/>
  </office:meta>
</office:document-meta>
</file>